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8.441cm"/>
    </style:style>
    <style:style style:name="gr3" style:family="graphic" style:parent-style-name="standard">
      <style:graphic-properties draw:stroke="none" draw:fill="none" fo:min-height="27.019cm"/>
    </style:style>
    <style:style style:name="gr4" style:family="graphic" style:parent-style-name="standard">
      <style:graphic-properties draw:stroke="none" draw:fill="none" fo:min-height="24.308cm"/>
    </style:style>
    <style:style style:name="gr5" style:family="graphic" style:parent-style-name="standard">
      <style:graphic-properties draw:stroke="none" draw:fill="none" fo:min-height="23.464cm"/>
    </style:style>
    <style:style style:name="gr6" style:family="graphic" style:parent-style-name="standard">
      <style:graphic-properties draw:stroke="none" draw:fill="none" fo:min-height="12.799cm"/>
    </style:style>
    <style:style style:name="pr1" style:family="presentation" style:parent-style-name="Predeterminado-title">
      <style:graphic-properties fo:min-height="6.892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17.099cm" svg:height="6.892cm" svg:x="2.102cm" svg:y="4.059cm" presentation:class="title" presentation:user-transformed="true">
          <draw:text-box>
            <text:p><text:span text:style-name="T1">Capitulo 2b</text:span><text:line-break/><text:line-break/>Reflexión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2" draw:layer="layout" svg:width="18.901cm" svg:height="28.691cm" svg:x="1.099cm" svg:y="0.926cm">
          <draw:text-box>
            <text:p>Los 2 millones de individuos del experimento han sido creados porque yo quería resolver un problema.</text:p>
            <text:p/>
            <text:p>Quería encontrar el camino desde la entrada hasta la salida del laberinto.</text:p>
            <text:p/>
            <text:p>No existe otro motivo.</text:p>
            <text:p/>
            <text:p/>
            <text:p/>
            <text:p>Si yo no hubiera querido hacer este experimento, </text:p>
            <text:p>esos individuos nunca habrían existido.</text:p>
            <text:p/>
            <text:p/>
            <text:p/>
            <text:p>Podríamos pensar que el amor que los individuos sienten el uno por el otro podría ser la causa de su existencia.</text:p>
            <text:p>Pero es mi voluntad la que los crea.</text:p>
            <text:p/>
            <text:p>Y tan pronto como encuentre la solución al problema,</text:p>
            <text:p>lo pararé.</text:p>
            <text:p>dejarán de reproducirse y serán destruidos.</text:p>
            <text:p/>
            <text:p/>
            <text:p>Lo que ellos puedan sentir, lo que ellos hacen, lo que ellos son,</text:p>
            <text:p>es mi voluntad.</text:p>
            <text:p/>
            <text:p>Yo los he diseñado para que hagan eso.</text:p>
            <text:p>Y su voluntad, es la mía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2" draw:layer="layout" svg:width="18.901cm" svg:height="27.98cm" svg:x="1.099cm" svg:y="0.929cm">
          <draw:text-box>
            <text:p>El amor,</text:p>
            <text:p>los sentimientos.</text:p>
            <text:p>Son una fuerza que nos domina, </text:p>
            <text:p>irresistible e inexplicable.</text:p>
            <text:p/>
            <text:p/>
            <text:p/>
            <text:p/>
            <text:p/>
            <text:p>Esta cosa, esta inteligencia que estamos analizando,</text:p>
            <text:p>ha diseñado a todas las criaturas vivientes.</text:p>
            <text:p/>
            <text:p>Y ha escrito un destino para cada una.</text:p>
            <text:p>Su destino está escrito si. </text:p>
            <text:p>En el interior de cada una de ellas.</text:p>
            <text:p/>
            <text:p/>
            <text:p/>
            <text:p>La hormiga cavará túneles,</text:p>
            <text:p>los pájaros volarán,</text:p>
            <text:p>el caballo correrá por el campo abierto.</text:p>
            <text:p/>
            <text:p/>
            <text:p/>
            <text:p/>
            <text:p/>
            <text:p/>
            <text:p>Están destinados a ser lo que les ha tocado ser.</text:p>
            <text:p>No pueden evitarlo.</text:p>
            <text:p/>
            <text:p>Harán lo que deben hacer, </text:p>
            <text:p>y ninguna otra cosa.</text:p>
            <text:p/>
            <text:p/>
            <text:p/>
            <text:p>Porque no hay ninguna otra cosa que quieran hacer,</text:p>
            <text:p>y no hay ninguna otra cosa que puedan hacer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2" draw:text-style-name="P2" draw:layer="layout" svg:width="18.973cm" svg:height="28.691cm" svg:x="1.027cm" svg:y="0.996cm">
          <draw:text-box>
            <text:p/>
            <text:p>La hormiga cava túneles porque es lo que mas le gusta hacer.</text:p>
            <text:p>Es feliz cavando túneles</text:p>
            <text:p/>
            <text:p>Si no quisiera cavar túneles,</text:p>
            <text:p>pues no los cavaría.</text:p>
            <text:p/>
            <text:p>Pero debe cavar túneles porque para eso fue creada.</text:p>
            <text:p>Entonces,</text:p>
            <text:p/>
            <text:p>es su voluntad ?</text:p>
            <text:p/>
            <text:p/>
            <text:p>Cava túneles porque quiere ?</text:p>
            <text:p>O cava túneles porque debe ?</text:p>
            <text:p/>
            <text:p/>
            <text:p/>
            <text:p/>
            <text:p>La hormiga cava túneles, porque es una hormiga.</text:p>
            <text:p>Y ese es su destino.</text:p>
            <text:p/>
            <text:p/>
            <text:p/>
            <text:p/>
            <text:p/>
            <text:p/>
            <text:p/>
            <text:p>Tus deseos,</text:p>
            <text:p>tus sentimientos,</text:p>
            <text:p>tu voluntad,</text:p>
            <text:p/>
            <text:p>no son otra cosa que la voz de Dios,</text:p>
            <text:p>que te muestra el camino.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3" draw:text-style-name="P2" draw:layer="layout" svg:width="18.932cm" svg:height="27.269cm" svg:x="1.068cm" svg:y="0.8cm">
          <draw:text-box>
            <text:p>Quizás los individuos se crean por el amor de Dios ?</text:p>
            <text:p/>
            <text:p/>
            <text:p/>
            <text:p/>
            <text:p/>
            <text:p/>
            <text:p>He hablado de costes.</text:p>
            <text:p>El coste del sistema es extremadamente alto.</text:p>
            <text:p/>
            <text:p>La solución estaba solo a 7 casillas, </text:p>
            <text:p>y me ha costado 2 millones de CDs.</text:p>
            <text:p/>
            <text:p>Un coste tan alto solo se asume por un buen motivo.</text:p>
            <text:p/>
            <text:p>He comentado que la población crece exponencial mente</text:p>
            <text:p/>
            <text:p>La formula matemática para calcular cuantos individuos serán en una generación determinada es la siguiente :</text:p>
            <text:p/>
            <text:p>'Numero de hijos que un individuo puede tener de una vez, elevado al numero de generación'. (potencia)</text:p>
            <text:p/>
            <text:p/>
            <text:p/>
            <text:p>Es decir, </text:p>
            <text:p>si tiene 8 hijos cada vez, y si quiero saber cuantos individuos serán en la décima generación,</text:p>
            <text:p/>
            <text:p>pues será,</text:p>
            <text:p>8 elevado a 10 = 1.073.741.824</text:p>
            <text:p/>
            <text:p>Y en la generación 100,</text:p>
            <text:p>será,</text:p>
            <text:p>8 elevado a 100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4" draw:text-style-name="P2" draw:layer="layout" svg:width="20.754cm" svg:height="24.558cm" svg:x="0.846cm" svg:y="1.242cm">
          <draw:text-box>
            <text:p>Siempre estamos hablando de nuestro experimento.</text:p>
            <text:p>Hablamos de la población de la especie, ‘tablero-con-una-ficha’.</text:p>
            <text:p/>
            <text:p/>
            <text:p/>
            <text:p>También podemos aproximar lo</text:p>
            <text:p><text:s/>con un numero con tantos dígitos como generación sea</text:p>
            <text:p/>
            <text:p>es decir, </text:p>
            <text:p>en la generación 10, tendrá 10 dígitos,</text:p>
            <text:p/>
            <text:p>serán </text:p>
            <text:p>1 000 000 000 de individuos aproximadamente</text:p>
            <text:p/>
            <text:p>Y en la generación 100,</text:p>
            <text:p>un 1 seguido de 99 ceros aproximadamente.</text:p>
            <text:p/>
            <text:p>que número es ese ?</text:p>
            <text:p>Puedes leerlo ?</text:p>
            <text:p/>
            <text:p/>
            <text:p>cuantos CDs necesito ?</text:p>
            <text:p>Cuanto me costará ?</text:p>
            <text:p/>
            <text:p>Harías un experimento así ?</text:p>
            <text:p/>
            <text:p>No creo, sin un buen motivo.</text:p>
            <text:p/>
            <text:p/>
            <text:p>Creo que el coste descarta al amor como motiv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5" draw:text-style-name="P2" draw:layer="layout" svg:width="19.154cm" svg:height="23.714cm" svg:x="1.046cm" svg:y="1.2cm">
          <draw:text-box>
            <text:p/>
            <text:p>Pero el problema del coste va mas allá todavía.</text:p>
            <text:p>Porque la vida no es un juego en un tablero.</text:p>
            <text:p/>
            <text:p>Y no se detiene en 100 casillas.</text:p>
            <text:p>Sino que intenta recorrer las distancias infinitas del universo real.</text:p>
            <text:p/>
            <text:p>Cual es el coste de eso ?</text:p>
            <text:p/>
            <text:p>El coste es tan elevado que el universo entero no bastaría para pagarlo.</text:p>
            <text:p/>
            <text:p>Si no es posible asumir el coste, no es posible terminar.</text:p>
            <text:p/>
            <text:p/>
            <text:p>Y sin embargo,</text:p>
            <text:p>ha empezado.</text:p>
            <text:p/>
            <text:p/>
            <text:p>Tiene que haber un motivo importante para hacer est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6" draw:text-style-name="P2" draw:layer="layout" svg:width="19cm" svg:height="17.315cm" svg:x="1cm" svg:y="3.861cm">
          <draw:text-box>
            <text:p/>
            <text:p>En resumen,</text:p>
            <text:p/>
            <text:p>¿ Porque se crean los individuos ?</text:p>
            <text:p/>
            <text:p>Podría haber mas de un motivo.</text:p>
            <text:p>Analizaremos algunos de ellos mas adelante.</text:p>
            <text:p/>
            <text:p>Pero en este punto del juego,</text:p>
            <text:p>Nos interesa uno en concreto.</text:p>
            <text:p/>
            <text:p/>
            <text:p>Los individuos del juego han sido creados </text:p>
            <text:p>porque son necesarios para resolver un problema lógico.</text:p>
            <text:p/>
            <text:p>Forman parte de un sistema de calculo.</text:p>
            <text:p/>
            <text:p>Y, en este sistema, </text:p>
            <text:p>para encontrar la solución al problema </text:p>
            <text:p>es necesario crear mas y mas individuos.</text:p>
            <text:p/>
            <text:p>Porque cada uno de ellos,</text:p>
            <text:p>aporta un único paso simple hacia la solución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3:00:27.666000000</meta:creation-date>
    <dc:date>2021-02-28T12:59:53.612000000</dc:date>
    <meta:editing-duration>PT9H43M39S</meta:editing-duration>
    <meta:editing-cycles>138</meta:editing-cycles>
    <meta:generator>LibreOffice/6.0.7.3$Windows_X86_64 LibreOffice_project/dc89aa7a9eabfd848af146d5086077aeed2ae4a5</meta:generator>
    <meta:document-statistic meta:object-count="45"/>
  </office:meta>
</office:document-meta>
</file>